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2.29166mm" fo:page-width="132.2916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50f99" draw:opacity="100.0%" draw:stroke="none"/>
    </style:style>
    <style:style style:family="graphic" style:name="style-3">
      <style:graphic-properties draw:fill="gradient" draw:fill-gradient-name="gradient-2" draw:opacity="100.0%" draw:stroke-linejoin="miter" svg:stroke-opacity="100.0%" svg:stroke-width="1.5962893mm"/>
    </style:style>
  </office:automatic-styles>
  <office:body>
    <office:drawing>
      <draw:page draw:master-page-name="Default" draw:name="page1" draw:style-name="DP1">
        <draw:g draw:id="svg4166">
          <draw:g draw:id="layer1">
            <draw:g draw:id="g3147">
              <draw:path svg:d="M 5162.998 4.5474735E-13 C 2314.9895 4.5474735E-13 -4.5474735E-13 1675.05 -4.5474735E-13 3736.3147 C -4.5474735E-13 5041.334 931.98083 6186.368 2334.573 6854.067 C 3064.1057 7622.9023 1808.8115 9413.62 1137.3561 10690.15 C 859.9961 11217.448 3589.0615 7555.8706 4614.2734 7447.687 C 4794.0767 7461.425 4978.1924 7467.6406 5162.998 7467.6406 C 8011.007 7467.6406 10321.006 5797.5806 10321.008 3736.3147 C 10321.008 1675.0486 8011.007 4.5474735E-13 5162.998 4.5474735E-13 z" svg:height="107.42054mm" draw:style-name="style-2" svg:viewBox="0.0 0.0 10321.008 10742.054" svg:width="103.210075mm" svg:x="13.526223mm" svg:y="13.786162mm"/>
              <draw:path svg:d="M 5162.9976 1.1368684E-13 C 2314.9895 1.1368684E-13 0.0 1675.05 0.0 3736.3145 C 0.0 5041.3335 931.9807 6186.3677 2334.573 6854.067 C 3064.1057 7622.902 1808.8113 9413.621 1137.3561 10690.149 C 859.9961 11217.448 3589.0615 7555.87 4614.2734 7447.6865 C 4794.076 7461.4243 4978.1924 7467.64 5162.9976 7467.64 C 8011.006 7467.64 10321.005 5797.58 10321.008 3736.3145 C 10321.008 1675.0486 8011.006 1.1368684E-13 5162.9976 1.1368684E-13 z" svg:height="107.42053mm" draw:style-name="style-3" svg:viewBox="0.0 0.0 10321.008 10742.053" svg:width="103.210075mm" svg:x="12.0902815mm" svg:y="12.758455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378" draw:border="20.23633%" draw:display-name="gradient-1" draw:end-color="#a8cbff" draw:name="gradient-1" draw:start-color="#ffffff" draw:style="linear"/>
    <draw:gradient draw:angle="0" draw:border="0.01061103%" draw:display-name="gradient-2" draw:end-color="#ffffff" draw:name="gradient-2" draw:start-color="#bdd8ff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2.29166mm" fo:page-width="132.2916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